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1">
          <table:table-cell table:style-name="ce1"/>
          <table:table-cell table:style-name="ce1" office:value-type="string">
            <text:p>SF1</text:p>
          </table:table-cell>
          <table:table-cell table:style-name="ce1" office:value-type="string">
            <text:p>CR&lt;=(oeM,oePCa)</text:p>
          </table:table-cell>
          <table:table-cell table:style-name="ce1" office:value-type="string">
            <text:p>b100100</text:p>
          </table:table-cell>
          <table:table-cell table:number-columns-repeated="10" table:style-name="ce1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table:style-name="ce1" office:value-type="string">
            <text:p>X</text:p>
          </table:table-cell>
        </table:table-row>
        <table:table-row table:style-name="ro1">
          <table:table-cell table:style-name="ce1" table:number-columns-repeated="21"/>
        </table:table-row>
        <table:table-row table:style-name="ro1">
          <table:table-cell table:style-name="ce2"/>
          <table:table-cell table:style-name="ce1" office:value-type="string">
            <text:p>SF2</text:p>
          </table:table-cell>
          <table:table-cell table:style-name="ce1" office:value-type="string">
            <text:p>IR&lt;=Bus Datos</text:p>
          </table:table-cell>
          <table:table-cell table:number-columns-repeated="8" table:style-name="ce1" office:value-type="string">
            <text:p>X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7" table:style-name="ce1" office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>
            <text:p>SF2</text:p>
          </table:table-cell>
          <table:table-cell table:style-name="ce1" office:value-type="string">
            <text:p>PC&lt;=PC+1</text:p>
          </table:table-cell>
          <table:table-cell table:number-columns-repeated="8" table:style-name="ce1" office:value-type="string">
            <text:p>X</text:p>
          </table:table-cell>
          <table:table-cell table:style-name="ce1" office:value-type="string">
            <text:p>b1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 table:style-name="ce1" office:value-type="string">
            <text:p>X</text:p>
          </table:table-cell>
        </table:table-row>
        <table:table-row table:style-name="ro1">
          <table:table-cell table:style-name="ce1" table:number-columns-repeated="21"/>
        </table:table-row>
        <table:table-row table:style-name="ro1">
          <table:table-cell/>
          <table:table-cell office:value-type="string">
            <text:p>S01</text:p>
          </table:table-cell>
          <table:table-cell office:value-type="string">
            <text:p>Rd&lt;=Rf1 log Rf2</text:p>
          </table:table-cell>
          <table:table-cell office:value-type="string">
            <text:p>X</text:p>
          </table:table-cell>
          <table:table-cell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Instruccion[12:9]</text:p>
          </table:table-cell>
        </table:table-row>
        <table:table-row table:style-name="ro1">
          <table:table-cell/>
          <table:table-cell office:value-type="string">
            <text:p>S01</text:p>
          </table:table-cell>
          <table:table-cell office:value-type="string">
            <text:p>Status&lt;=(msb,z)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S02</text:p>
          </table:table-cell>
          <table:table-cell office:value-type="string">
            <text:p>Rd&lt;=Rf1 arit Rf2</text:p>
          </table:table-cell>
          <table:table-cell office:value-type="string">
            <text:p>X</text:p>
          </table:table-cell>
          <table:table-cell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Instruccion[12:9]</text:p>
          </table:table-cell>
        </table:table-row>
        <table:table-row table:style-name="ro1">
          <table:table-cell/>
          <table:table-cell office:value-type="string">
            <text:p>S02</text:p>
          </table:table-cell>
          <table:table-cell office:value-type="string">
            <text:p>Status&lt;=(cy,ov,msb,z)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S04</text:p>
          </table:table-cell>
          <table:table-cell office:value-type="string">
            <text:p>Rd&lt;=desp Rf1</text:p>
          </table:table-cell>
          <table:table-cell office:value-type="string">
            <text:p>X</text:p>
          </table:table-cell>
          <table:table-cell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Instruccion[12:9]</text:p>
          </table:table-cell>
        </table:table-row>
        <table:table-row table:style-name="ro1">
          <table:table-cell/>
          <table:table-cell office:value-type="string">
            <text:p>S04</text:p>
          </table:table-cell>
          <table:table-cell office:value-type="string">
            <text:p>Status&lt;=(cy,msb,z)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01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01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R11</text:p>
          </table:table-cell>
          <table:table-cell office:value-type="string">
            <text:p>AR&lt;=Bus Datos</text:p>
          </table:table-cell>
          <table:table-cell/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R11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12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12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AR&lt;=Bus Dat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DR&lt;=Rf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3"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11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11</text:p>
          </table:table-cell>
          <table:table-cell office:value-type="string">
            <text:p>PC&lt;=PC+1</text:p>
          </table:table-cell>
          <table:table-cell/>
          <table:table-cell table:number-columns-repeated="7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1">
          <table:table-cell/>
          <table:table-cell office:value-type="string">
            <text:p>S1R21</text:p>
          </table:table-cell>
          <table:table-cell office:value-type="string">
            <text:p>Rd&lt;=Bus Datos</text:p>
          </table:table-cell>
          <table:table-cell table:number-columns-repeated="1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/>
          <table:table-cell office:value-type="string">
            <text:p>S1R22</text:p>
          </table:table-cell>
          <table:table-cell office:value-type="string">
            <text:p>AR&lt;=Rd+Rf2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8:6]</text:p>
          </table:table-cell>
          <table:table-cell office:value-type="string">
            <text:p>Instruccion[2:0]</text:p>
          </table:table-cell>
          <table:table-cell office:value-type="string">
            <text:p>b0101</text:p>
          </table:table-cell>
        </table:table-row>
        <table:table-row table:style-name="ro1">
          <table:table-cell/>
          <table:table-cell office:value-type="string">
            <text:p>S1R22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23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23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S1W20</text:p>
          </table:table-cell>
          <table:table-cell office:value-type="string">
            <text:p>DR&lt;=Rf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3"/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1">
          <table:table-cell/>
          <table:table-cell office:value-type="string">
            <text:p>S1W20</text:p>
          </table:table-cell>
          <table:table-cell office:value-type="string">
            <text:p>Rf1&lt;=Bus Datos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5:3]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1W21</text:p>
          </table:table-cell>
          <table:table-cell office:value-type="string">
            <text:p>AR&lt;=Rf1+Rf2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b0101</text:p>
          </table:table-cell>
        </table:table-row>
        <table:table-row table:style-name="ro1">
          <table:table-cell/>
          <table:table-cell office:value-type="string">
            <text:p>S1W21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1W22</text:p>
          </table:table-cell>
          <table:table-cell office:value-type="string">
            <text:p>Rf1&lt;=Bus Datos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Instruccion[5:3]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/>
          <table:table-cell office:value-type="string">
            <text:p>S1W22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1">
          <table:table-cell/>
          <table:table-cell office:value-type="string">
            <text:p>S1W22</text:p>
          </table:table-cell>
          <table:table-cell office:value-type="string">
            <text:p>PC&lt;=PC+1</text:p>
          </table:table-cell>
          <table:table-cell/>
          <table:table-cell table:number-columns-repeated="7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R31</text:p>
          </table:table-cell>
          <table:table-cell office:value-type="string">
            <text:p>AR&lt;=Bus Datos</text:p>
          </table:table-cell>
          <table:table-cell/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table:style-name="ce3" office:value-type="string">
            <text:p>** 2</text:p>
          </table:table-cell>
          <table:table-cell office:value-type="string">
            <text:p>S1R31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/>
          <table:table-cell office:value-type="string">
            <text:p>S1R32</text:p>
          </table:table-cell>
          <table:table-cell office:value-type="string">
            <text:p>AR&lt;=Bus Datos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33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33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W30</text:p>
          </table:table-cell>
          <table:table-cell office:value-type="string">
            <text:p>AR&lt;=Bus Datos</text:p>
          </table:table-cell>
          <table:table-cell/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W30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AR&lt;=Bus Dat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DR&lt;=Rf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3"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32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32</text:p>
          </table:table-cell>
          <table:table-cell office:value-type="string">
            <text:p>PC&lt;=PC+1</text:p>
          </table:table-cell>
          <table:table-cell/>
          <table:table-cell table:number-columns-repeated="7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* 5</text:p>
          </table:table-cell>
          <table:table-cell office:value-type="string">
            <text:p>S21</text:p>
          </table:table-cell>
          <table:table-cell office:value-type="string">
            <text:p>PC&lt;=Bus Datos</text:p>
          </table:table-cell>
          <table:table-cell table:number-columns-repeated="8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*</text:p>
          </table:table-cell>
          <table:table-cell office:value-type="string">
            <text:p>S22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DR&lt;=Bus Datos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AR&lt;=Rf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PC&lt;=PC+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CR&lt;=(oePCd,oeAR,WR)</text:p>
          </table:table-cell>
          <table:table-cell office:value-type="string">
            <text:p>b010011</text:p>
          </table:table-cell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1">
          <table:table-cell/>
          <table:table-cell office:value-type="string">
            <text:p>S24</text:p>
          </table:table-cell>
          <table:table-cell office:value-type="string">
            <text:p>Rf1&lt;=Rf1+1</text:p>
          </table:table-cell>
          <table:table-cell/>
          <table:table-cell table:number-columns-repeated="10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5:3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11</text:p>
          </table:table-cell>
        </table:table-row>
        <table:table-row table:style-name="ro1">
          <table:table-cell/>
          <table:table-cell office:value-type="string">
            <text:p>S24</text:p>
          </table:table-cell>
          <table:table-cell office:value-type="string">
            <text:p>Cr&lt;=(oePCd,oeAR)</text:p>
          </table:table-cell>
          <table:table-cell office:value-type="string">
            <text:p>b010010</text:p>
          </table:table-cell>
          <table:table-cell table:number-columns-repeated="10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S25</text:p>
          </table:table-cell>
          <table:table-cell office:value-type="string">
            <text:p>CR&lt;=(oeDR)</text:p>
          </table:table-cell>
          <table:table-cell office:value-type="string">
            <text:p>b001000</text:p>
          </table:table-cell>
          <table:table-cell table:number-columns-repeated="10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26</text:p>
          </table:table-cell>
          <table:table-cell office:value-type="string">
            <text:p>PC&lt;=Bus Datos</text:p>
          </table:table-cell>
          <table:table-cell table:number-columns-repeated="8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/>
          <table:table-cell office:value-type="string">
            <text:p>S27</text:p>
          </table:table-cell>
          <table:table-cell office:value-type="string">
            <text:p>AR&lt;=Rf1-1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00</text:p>
          </table:table-cell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Rf1&lt;=Rf1-1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5:3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00</text:p>
          </table:table-cell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S28</text:p>
          </table:table-cell>
          <table:table-cell office:value-type="string">
            <text:p>PC&lt;=Bus Datos</text:p>
          </table:table-cell>
          <table:table-cell table:number-columns-repeated="8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>
            <text:p>Control=oeM,oePCd,oeDR,oePCa,oeAR,WR</text:p>
          </table:table-cell>
          <table:table-cell table:number-columns-repeated="20"/>
        </table:table-row>
        <table:table-row table:style-name="ro1">
          <table:table-cell office:value-type="string">
            <text:p>** oeARa = oeAR</text:p>
          </table:table-cell>
          <table:table-cell table:number-columns-repeated="20"/>
        </table:table-row>
        <table:table-row table:style-name="ro1">
          <table:table-cell office:value-type="string">
            <text:p>* Revisa Status</text:p>
          </table:table-cell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C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/12/2009</text:date>, <text:time>22:3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05T09:31:41</meta:creation-date>
    <dc:date>2009-12-08T22:34:08</dc:date>
    <meta:editing-cycles>14</meta:editing-cycles>
    <meta:editing-duration>P1DT2H12M2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1090"/>
  </office:meta>
</office:document-meta>
</file>